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2_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. S. Solomons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ly 8, 1897</text:p>
      <text:p text:style-name="P2">Month<text:tab/><text:tab/><text:tab/><text:tab/><text:tab/><text:tab/>July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6">CENTRAL COMMITTEE OF THE BARON DE HIRSCH FUND/</text:p>
      <text:p text:style-name="P6">EXECUTIVE OFFICE, NO. 45 BROADWAY, ROOM 163./</text:p>
      <text:p text:style-name="P7">A. S. SOLOMONS, GENERAL AGENT/</text:p>
      <text:p text:style-name="P7">NEW YORK, July 8, 1897./</text:p>
      <text:p text:style-name="P5">Rev. Dr. S. Morais,/<text:tab/></text:p>
      <text:p text:style-name="P5"><text:tab/>546 North Fifth Street,/</text:p>
      <text:p text:style-name="P5"><text:tab/><text:tab/>Philadelphia./</text:p>
      <text:p text:style-name="P5">Dear Doctor:-/</text:p>
      <text:p text:style-name="P5"><text:tab/>The old hopeful adage "All/ things come to him who waits" finds a grat-/ifying illustration in the news we get from/ the Baroness de Hirsch, and while I hope it/ will prove a stimulus to others who may be/ well inclined to our Seminary, I trust that/ the large sum received will be used to the/ best advantage./ </text:p>
      <text:p text:style-name="P5"><text:tab/>With regards, I am,/ Yours truly,/ A S Solomo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2:01:54.76</meta:creation-date>
    <meta:document-statistic meta:table-count="0" meta:image-count="0" meta:object-count="0" meta:page-count="2" meta:paragraph-count="70" meta:word-count="269" meta:character-count="1840"/>
    <dc:date>2012-01-11T12:07:16.56</dc:date>
    <dc:creator>Penn Libraries</dc:creator>
    <meta:editing-duration>PT00H05M21S</meta:editing-duration>
    <meta:editing-cycles>1</meta:editing-cycles>
    <meta:generator>OpenOffice.org/3.2$Win32 OpenOffice.org_project/320m12$Build-9483</meta:generator>
  </office:meta>
</office:document-meta>
</file>